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rewolf Shaman Abilities</text:p>
      <text:p text:style-name="P1">Level 1-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3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1"/>
      <text:p text:style-name="P8"/>
      <text:p text:style-name="P2">Level 1-5 Powers:</text:p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7"/>
      <text:p text:style-name="P7"/>
      <text:p text:style-name="P12">Level 6-10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12">Level 11-15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53:20.30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1" meta:character-count="1439"/>
  </office:meta>
</office:document-meta>
</file>